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ynesboro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8">
            <text:p>1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207">
            <text:p>207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334">
            <text:p>334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80">
            <text:p>18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03">
            <text:p>10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81">
            <text:p>81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216">
            <text:p>21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340">
            <text:p>34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010">
            <text:p>1,010</text:p>
          </table:table-cell>
          <table:table-cell table:style-name="ce23" office:value-type="float" office:value="225">
            <text:p>225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2637">
            <text:p>2,637</text:p>
          </table:table-cell>
          <table:table-cell table:style-name="ce23" office:value-type="float" office:value="361">
            <text:p>36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844">
            <text:p>2,844</text:p>
          </table:table-cell>
          <table:table-cell table:style-name="ce23" office:value-type="float" office:value="398">
            <text:p>3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